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10F000000D85E522DB8.svm" manifest:media-type=""/>
  <manifest:file-entry manifest:full-path="Pictures/20000001000003AF000000E534D20A41.svm" manifest:media-type=""/>
  <manifest:file-entry manifest:full-path="Pictures/200000010000023F00000135B9F501A9.svm" manifest:media-type=""/>
  <manifest:file-entry manifest:full-path="Pictures/200000010000023F000001358C0EADEA.svm" manifest:media-type=""/>
  <manifest:file-entry manifest:full-path="Pictures/10000000000000200000002000309F1C.png" manifest:media-type="image/png"/>
  <manifest:file-entry manifest:full-path="Pictures/20000001000001CD0000012DBE74C9DE.svm" manifest:media-type=""/>
  <manifest:file-entry manifest:full-path="Pictures/20000001000001B000000129C1E76D42.svm" manifest:media-type=""/>
  <manifest:file-entry manifest:full-path="Pictures/20000001000000ED000000D877E400B4.svm" manifest:media-type=""/>
  <manifest:file-entry manifest:full-path="Pictures/20000002000002B900000091A5D2EA5F.eps" manifest:media-type="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C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g_m 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C_{b'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9.767cm" svg:height="2.031cm" svg:x="1.481cm" svg:y="0.594cm">
          <draw:image xlink:href="Pictures/20000002000002B900000091A5D2EA5F.eps" xlink:type="simple" xlink:show="embed" xlink:actuate="onLoad">
            <text:p/>
          </draw:image>
        </draw:frame>
        <draw:frame draw:style-name="gr2" draw:text-style-name="P1" draw:layer="layout" svg:width="0.299cm" svg:height="0.258cm" svg:x="6.28cm" svg:y="1.373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283cm" svg:height="0.258cm" svg:x="7.523cm" svg:y="0.397cm">
          <draw:image xlink:href="Pictures/20000001000000ED000000D877E400B4.svm" xlink:type="simple" xlink:show="embed" xlink:actuate="onLoad">
            <text:p/>
          </draw:image>
        </draw:frame>
        <draw:frame draw:style-name="gr4" draw:text-style-name="P1" draw:layer="layout" svg:width="0.557cm" svg:height="0.355cm" svg:x="7.664cm" svg:y="1.325cm">
          <draw:image xlink:href="Pictures/20000001000001D100000129A37F3893.svm" xlink:type="simple" xlink:show="embed" xlink:actuate="onLoad">
            <text:p/>
          </draw:image>
        </draw:frame>
        <draw:frame draw:style-name="gr5" draw:text-style-name="P1" draw:layer="layout" svg:width="0.324cm" svg:height="0.258cm" svg:x="9.824cm" svg:y="1.373cm">
          <draw:image xlink:href="Pictures/200000010000010F000000D85E522DB8.svm" xlink:type="simple" xlink:show="embed" xlink:actuate="onLoad">
            <text:p/>
          </draw:image>
        </draw:frame>
        <draw:frame draw:style-name="gr6" draw:text-style-name="P1" draw:layer="layout" svg:width="0.689cm" svg:height="0.37cm" svg:x="11.278cm" svg:y="1.317cm">
          <draw:image xlink:href="Pictures/200000010000023F000001358C0EADEA.svm" xlink:type="simple" xlink:show="embed" xlink:actuate="onLoad">
            <text:p/>
          </draw:image>
        </draw:frame>
        <draw:frame draw:style-name="gr7" draw:text-style-name="P1" draw:layer="layout" svg:width="1.13cm" svg:height="0.274cm" svg:x="0.395cm" svg:y="1.253cm">
          <draw:image xlink:href="Pictures/20000001000003AF000000E534D20A41.svm" xlink:type="simple" xlink:show="embed" xlink:actuate="onLoad">
            <text:p/>
          </draw:image>
        </draw:frame>
        <draw:frame draw:style-name="gr8" draw:text-style-name="P1" draw:layer="layout" svg:width="0.689cm" svg:height="0.37cm" svg:x="2.931cm" svg:y="1.128cm">
          <draw:image xlink:href="Pictures/200000010000023F00000135B9F501A9.svm" xlink:type="simple" xlink:show="embed" xlink:actuate="onLoad">
            <text:p/>
          </draw:image>
        </draw:frame>
        <draw:frame draw:style-name="gr9" draw:text-style-name="P1" draw:layer="layout" svg:width="0.552cm" svg:height="0.36cm" svg:x="3.716cm" svg:y="1.54cm">
          <draw:image xlink:href="Pictures/20000001000001CD0000012DBE74C9DE.svm" xlink:type="simple" xlink:show="embed" xlink:actuate="onLoad">
            <text:p/>
          </draw:image>
        </draw:frame>
        <draw:frame draw:style-name="gr10" draw:text-style-name="P1" draw:layer="layout" svg:width="0.517cm" svg:height="0.355cm" svg:x="5.129cm" svg:y="1.543cm">
          <draw:image xlink:href="Pictures/20000001000001B000000129C1E76D42.svm" xlink:type="simple" xlink:show="embed" xlink:actuate="onLoad">
            <text:p/>
          </draw:image>
        </draw:frame>
        <draw:frame draw:style-name="gr11" draw:text-style-name="P1" draw:layer="layout" svg:width="0.406cm" svg:height="0.253cm" svg:x="5.548cm" svg:y="0.723cm">
          <draw:image xlink:href="Pictures/2000000100000153000000D433F21394.svm" xlink:type="simple" xlink:show="embed" xlink:actuate="onLoad">
            <text:p/>
          </draw:image>
        </draw:frame>
        <draw:frame draw:style-name="gr12" draw:text-style-name="P2" draw:layer="layout" svg:width="0.962cm" svg:height="0.911cm" svg:x="11.527cm" svg:y="1.777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12" draw:text-style-name="P2" draw:layer="layout" svg:width="1.24cm" svg:height="0.911cm" svg:x="0.351cm" svg:y="1.777cm">
          <draw:text-box>
            <text:p text:style-name="P2"><text:span text:style-name="T1">(</text:span><text:span text:style-name="T1">ب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22T14:30:22</meta:creation-date>
    <meta:editing-duration>PT1H6M7S</meta:editing-duration>
    <meta:editing-cycles>10</meta:editing-cycles>
    <meta:generator>LibreOffice/3.3$Linux LibreOffice_project/330m19$Build-401</meta:generator>
    <dc:title>kkkFigures</dc:title>
    <meta:initial-creator>kkk </meta:initial-creator>
    <dc:date>2014-08-22T15:36:28</dc:date>
    <dc:creator>kkk </dc:creator>
    <meta:document-statistic meta:object-count="13"/>
    <meta:template xlink:type="simple" xlink:actuate="onRequest" xlink:title="kkkFigures" xlink:href="../../../../../.libreoffice/3/user/template/kkkFigures.otg" meta:date="2014-08-22T14:30:21"/>
  </office:meta>
</office:document-meta>
</file>